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0.8771in"/>
    </style:style>
    <style:style style:name="Tabla1.B" style:family="table-column">
      <style:table-column-properties style:column-width="3.5299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4"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Tabla1.6" style:family="table-row">
      <style:table-row-properties style:min-row-height="0.4958in" fo:keep-together="auto"/>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c880e" style:font-size-asian="11pt" style:font-weight-asian="bold" style:font-weight-complex="bold"/>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paragraph-rsid="000e01be" fo:background-color="#ffffff" style:font-name-asian="Calibri3" style:font-name-complex="Calibri3"/>
    </style:style>
    <style:style style:name="P7"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officeooo:paragraph-rsid="0009e7c4"/>
    </style:style>
    <style:style style:name="P8"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officeooo:paragraph-rsid="000b47de"/>
    </style:style>
    <style:style style:name="P9"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7e8b3d" style:font-size-asian="11pt"/>
    </style:style>
    <style:style style:name="P10"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b47de" style:font-size-asian="11pt"/>
    </style:style>
    <style:style style:name="P11"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9e7c4" style:font-size-asian="11pt"/>
    </style:style>
    <style:style style:name="P12"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size="11pt" fo:font-weight="bold" officeooo:paragraph-rsid="0009e7c4" style:font-size-asian="11pt" style:font-weight-asian="bold" style:font-weight-complex="bold"/>
    </style:style>
    <style:style style:name="P13"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9e7c4" style:font-size-asian="11pt" style:font-weight-asian="bold" style:font-weight-complex="bold"/>
    </style:style>
    <style:style style:name="P14"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weight="bold" officeooo:paragraph-rsid="0009e7c4" style:font-weight-asian="bold" style:font-weight-complex="bold"/>
    </style:style>
    <style:style style:name="P15"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4pt" fo:font-weight="bold" officeooo:paragraph-rsid="0009e7c4" style:font-size-asian="14pt" style:font-weight-asian="bold" style:font-weight-complex="bold"/>
    </style:style>
    <style:style style:name="P16"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rsid="007c9da1" officeooo:paragraph-rsid="007c9da1" fo:background-color="#ffffff" style:font-name-asian="Calibri3" style:font-size-asian="11pt" style:font-weight-asian="bold" style:font-name-complex="Calibri3"/>
    </style:style>
    <style:style style:name="P17"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paragraph-rsid="007e8b3d" fo:background-color="#ffffff" style:font-name-asian="Calibri3" style:font-size-asian="11pt" style:font-name-complex="Calibri3"/>
    </style:style>
    <style:style style:name="P18" style:family="paragraph" style:parent-style-name="Standard">
      <style:text-properties officeooo:paragraph-rsid="0009e7c4"/>
    </style:style>
    <style:style style:name="P19" style:family="paragraph" style:parent-style-name="Standard">
      <style:text-properties fo:font-variant="normal" fo:text-transform="none" style:text-position="0% 100%" fo:font-style="normal" style:text-underline-style="none" fo:font-weight="normal"/>
    </style:style>
    <style:style style:name="P20" style:family="paragraph" style:parent-style-name="Standard">
      <style:text-properties fo:font-variant="normal" fo:text-transform="none" style:text-position="0% 100%" style:text-underline-style="none" fo:font-weight="normal"/>
    </style:style>
    <style:style style:name="P21"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2"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3"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24" style:family="paragraph" style:parent-style-name="Footer">
      <style:paragraph-properties fo:margin-left="0in" fo:margin-right="0.25in" fo:text-align="start" style:justify-single-word="false" fo:text-indent="0in" style:auto-text-indent="false"/>
      <style:text-properties officeooo:paragraph-rsid="0009e7c4"/>
    </style:style>
    <style:style style:name="P25"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6"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7"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28" style:family="paragraph" style:parent-style-name="Standard_20__28_user_29_">
      <style:text-properties style:font-name="Calibri1" fo:font-size="10pt" fo:font-weight="bold" officeooo:rsid="007e9636" officeooo:paragraph-rsid="007e9636" style:font-size-asian="10pt" style:font-weight-asian="bold" style:font-size-complex="10pt" style:font-weight-complex="bold"/>
    </style:style>
    <style:style style:name="P29" style:family="paragraph" style:parent-style-name="Standard_20__28_user_29_">
      <style:text-properties style:font-name="Calibri1" fo:font-size="10pt" fo:font-weight="bold" officeooo:rsid="00896644" officeooo:paragraph-rsid="00896644" style:font-size-asian="10pt" style:font-weight-asian="bold" style:font-size-complex="10pt" style:font-weight-complex="bold"/>
    </style:style>
    <style:style style:name="P30" style:family="paragraph" style:parent-style-name="Standard_20__28_user_29_">
      <style:text-properties style:font-name="Calibri1" fo:font-size="10pt" fo:font-weight="bold" officeooo:rsid="008c7fe6" officeooo:paragraph-rsid="008c7fe6" style:font-size-asian="10pt" style:font-weight-asian="bold" style:font-size-complex="10pt" style:font-weight-complex="bold"/>
    </style:style>
    <style:style style:name="P31" style:family="paragraph" style:parent-style-name="Standard_20__28_user_29_">
      <style:text-properties style:font-name="Calibri1" fo:font-size="10pt" fo:font-weight="bold" officeooo:rsid="00b306b4" officeooo:paragraph-rsid="00b306b4" style:font-size-asian="10pt" style:font-weight-asian="bold" style:font-size-complex="10pt" style:font-weight-complex="bold"/>
    </style:style>
    <style:style style:name="P32" style:family="paragraph" style:parent-style-name="Standard_20__28_user_29_">
      <style:text-properties style:font-name="Calibri1" fo:font-size="10pt" fo:font-weight="bold" officeooo:rsid="00b5a544" officeooo:paragraph-rsid="00b5a544" style:font-size-asian="10pt" style:font-weight-asian="bold" style:font-size-complex="10pt" style:font-weight-complex="bold"/>
    </style:style>
    <style:style style:name="P33" style:family="paragraph" style:parent-style-name="Standard_20__28_user_29_">
      <style:text-properties style:font-name="Calibri1" fo:font-size="10pt" fo:font-weight="bold" officeooo:rsid="00bfff59" officeooo:paragraph-rsid="00bfff59" style:font-size-asian="10pt" style:font-weight-asian="bold" style:font-size-complex="10pt" style:font-weight-complex="bold"/>
    </style:style>
    <style:style style:name="P34" style:family="paragraph" style:parent-style-name="Standard_20__28_user_29_">
      <style:text-properties style:font-name="Calibri1" fo:font-size="10pt" fo:font-weight="bold" officeooo:rsid="00c16781" officeooo:paragraph-rsid="00c16781" style:font-size-asian="10pt" style:font-weight-asian="bold" style:font-size-complex="10pt" style:font-weight-complex="bold"/>
    </style:style>
    <style:style style:name="P35" style:family="paragraph" style:parent-style-name="Standard_20__28_user_29_">
      <style:text-properties style:font-name="Calibri1" fo:font-size="10pt" fo:font-weight="bold" officeooo:rsid="00e20d50" officeooo:paragraph-rsid="00e20d50" style:font-size-asian="10pt" style:font-weight-asian="bold" style:font-size-complex="10pt" style:font-weight-complex="bold"/>
    </style:style>
    <style:style style:name="P36" style:family="paragraph" style:parent-style-name="Standard_20__28_user_29_">
      <style:paragraph-properties fo:text-align="center" style:justify-single-word="false"/>
      <style:text-properties style:font-name="Calibri1" fo:font-size="10pt" fo:font-weight="bold" officeooo:rsid="00e590eb" officeooo:paragraph-rsid="00e590eb" style:font-size-asian="10pt" style:font-weight-asian="bold" style:font-size-complex="10pt" style:font-weight-complex="bold"/>
    </style:style>
    <style:style style:name="P37"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paragraph-rsid="0020f1d6" style:font-size-asian="11pt"/>
    </style:style>
    <style:style style:name="P38" style:family="paragraph" style:parent-style-name="Standard">
      <style:paragraph-properties fo:margin-top="0in" fo:margin-bottom="0in" loext:contextual-spacing="false" fo:line-height="115%" fo:text-align="justify" style:justify-single-word="false"/>
      <style:text-properties style:font-name="Calibri1" fo:font-size="11pt" fo:font-weight="bold" officeooo:paragraph-rsid="0020f1d6" style:font-size-asian="11pt" style:font-weight-asian="bold" style:font-weight-complex="bold"/>
    </style:style>
    <style:style style:name="P39"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40"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transparent" style:font-name-asian="Calibri3" style:font-weight-asian="bold" style:font-name-complex="Calibri3" style:font-weight-complex="bold"/>
    </style:style>
    <style:style style:name="P41"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0f1d6" fo:background-color="#ffffff" style:font-name-asian="Calibri3" style:font-name-complex="Calibri3"/>
    </style:style>
    <style:style style:name="P42"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7756c" fo:background-color="#ffffff" style:font-name-asian="Calibri3" style:font-name-complex="Calibri3"/>
    </style:style>
    <style:style style:name="P43"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44a6" fo:background-color="#ffffff" style:font-name-asian="Calibri3" style:font-name-complex="Calibri3"/>
    </style:style>
    <style:style style:name="P44"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ffffff" style:font-name-asian="Calibri3" style:font-name-complex="Calibri3"/>
    </style:style>
    <style:style style:name="P45"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dd3a4b" fo:background-color="#ffffff" style:font-name-asian="Calibri3" style:font-name-complex="Calibri3"/>
    </style:style>
    <style:style style:name="P46"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normal" style:font-name-complex="Calibri3" style:font-size-complex="10pt" style:font-weight-complex="normal"/>
    </style:style>
    <style:style style:name="P47"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bold" style:font-name-complex="Calibri3" style:font-size-complex="10pt" style:font-weight-complex="bold"/>
    </style:style>
    <style:style style:name="P48"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bold" officeooo:rsid="00bb44a6" officeooo:paragraph-rsid="00bb44a6" fo:background-color="#ffffff" style:font-name-asian="Calibri3" style:font-weight-asian="bold" style:font-name-complex="Calibri3" style:font-weight-complex="bold"/>
    </style:style>
    <style:style style:name="P49"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bold" officeooo:paragraph-rsid="002b75bc" fo:background-color="transparent" style:font-name-asian="Calibri3" style:font-weight-asian="bold" style:font-name-complex="Calibri3" style:font-weight-complex="bold"/>
    </style:style>
    <style:style style:name="P50"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weight-asian="normal" style:font-name-complex="Calibri3" style:font-weight-complex="normal"/>
    </style:style>
    <style:style style:name="P51"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db9aea" fo:background-color="transparent" style:font-name-asian="Calibri3" style:font-weight-asian="normal" style:font-name-complex="Calibri3" style:font-weight-complex="normal"/>
    </style:style>
    <style:style style:name="P52"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name-complex="Calibri3"/>
    </style:style>
    <style:style style:name="P53" style:family="paragraph" style:parent-style-name="Standard">
      <style:paragraph-properties fo:margin-top="0in" fo:margin-bottom="0in" loext:contextual-spacing="false" fo:line-height="115%" fo:text-align="justify" style:justify-single-word="false"/>
      <style:text-properties officeooo:paragraph-rsid="002b75bc"/>
    </style:style>
    <style:style style:name="P54" style:family="paragraph" style:parent-style-name="Standard_20__28_user_29_">
      <style:paragraph-properties fo:margin-top="0in" fo:margin-bottom="0in" loext:contextual-spacing="false" fo:line-height="115%" fo:text-align="justify" style:justify-single-word="false"/>
      <style:text-properties style:font-name="Calibri" fo:font-size="11pt" fo:font-weight="bold" officeooo:paragraph-rsid="0009e7c4" style:font-size-asian="11pt" style:font-weight-asian="bold" style:font-weight-complex="bold"/>
    </style:style>
    <style:style style:name="P55" style:family="paragraph" style:parent-style-name="Standard_20__28_user_29_">
      <style:paragraph-properties fo:margin-top="0in" fo:margin-bottom="0in" loext:contextual-spacing="false" fo:line-height="115%" fo:text-align="justify" style:justify-single-word="false"/>
      <style:text-properties style:font-name="Calibri1" fo:font-size="11pt" fo:font-weight="bold" officeooo:paragraph-rsid="0009e7c4" style:font-size-asian="11pt" style:font-weight-asian="bold" style:font-weight-complex="bold"/>
    </style:style>
    <style:style style:name="P56" style:family="paragraph" style:parent-style-name="Standard_20__28_user_29_">
      <style:paragraph-properties fo:margin-top="0in" fo:margin-bottom="0in" loext:contextual-spacing="false" fo:line-height="115%"/>
      <style:text-properties style:font-name="Calibri1" fo:font-size="11pt" fo:font-weight="bold" officeooo:paragraph-rsid="0009e7c4" style:font-size-asian="11pt" style:font-weight-asian="bold" style:font-weight-complex="bold"/>
    </style:style>
    <style:style style:name="P57" style:family="paragraph" style:parent-style-name="Standard_20__28_user_29_">
      <style:paragraph-properties fo:margin-top="0in" fo:margin-bottom="0in" loext:contextual-spacing="false" fo:line-height="115%" fo:text-align="justify" style:justify-single-word="false"/>
      <style:text-properties style:font-name="Calibri1" officeooo:paragraph-rsid="0009e7c4"/>
    </style:style>
    <style:style style:name="P58"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09e7c4"/>
    </style:style>
    <style:style style:name="P59" style:family="paragraph" style:parent-style-name="Standard_20__28_user_29_">
      <style:paragraph-properties fo:margin-top="0in" fo:margin-bottom="0in" loext:contextual-spacing="false" fo:line-height="115%" fo:text-align="justify" style:justify-single-word="false"/>
      <style:text-properties officeooo:paragraph-rsid="0009e7c4"/>
    </style:style>
    <style:style style:name="P60"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7e9636" officeooo:paragraph-rsid="007e9636" fo:background-color="transparent" style:font-name-asian="Calibri3" style:font-name-complex="Calibri3"/>
    </style:style>
    <style:style style:name="P61"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975b5b" officeooo:paragraph-rsid="00975b5b" fo:background-color="transparent" style:font-name-asian="Calibri3" style:font-name-complex="Calibri3"/>
    </style:style>
    <style:style style:name="P62"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914d1b" fo:background-color="transparent" style:font-name-asian="Calibri3" style:font-size-asian="10pt" style:font-weight-asian="bold" style:font-name-complex="Calibri3" style:font-size-complex="10pt" style:font-weight-complex="bold"/>
    </style:style>
    <style:style style:name="P6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10cbcb" fo:background-color="transparent" style:font-name-asian="Calibri3" style:font-size-asian="10pt" style:font-weight-asian="bold" style:font-name-complex="Calibri3" style:font-size-complex="10pt" style:font-weight-complex="bold"/>
    </style:style>
    <style:style style:name="P64"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b306b4" fo:background-color="transparent" style:font-name-asian="Calibri3" style:font-size-asian="10pt" style:font-weight-asian="bold" style:font-name-complex="Calibri3" style:font-size-complex="10pt" style:font-weight-complex="bold"/>
    </style:style>
    <style:style style:name="P65"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914d1b" officeooo:paragraph-rsid="00914d1b" fo:background-color="transparent" style:font-name-asian="Calibri3" style:font-size-asian="10pt" style:font-weight-asian="bold" style:font-name-complex="Calibri3" style:font-size-complex="10pt" style:font-weight-complex="bold"/>
    </style:style>
    <style:style style:name="P6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75e1b" officeooo:paragraph-rsid="00875e1b" fo:background-color="transparent" style:font-name-asian="Calibri3" style:font-size-asian="10pt" style:font-weight-asian="bold" style:font-name-complex="Calibri3" style:font-size-complex="10pt" style:font-weight-complex="bold"/>
    </style:style>
    <style:style style:name="P67"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b50198" officeooo:paragraph-rsid="00b50198" fo:background-color="transparent" style:font-name-asian="Calibri3" style:font-size-asian="10pt" style:font-weight-asian="bold" style:font-name-complex="Calibri3" style:font-size-complex="10pt" style:font-weight-complex="bold"/>
    </style:style>
    <style:style style:name="P68"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08cd3" officeooo:paragraph-rsid="00b306b4" fo:background-color="transparent" style:font-name-asian="Calibri3" style:font-size-asian="10pt" style:font-weight-asian="bold" style:font-name-complex="Calibri3" style:font-size-complex="10pt" style:font-weight-complex="bold"/>
    </style:style>
    <style:style style:name="P69" style:family="paragraph" style:parent-style-name="Standard" style:list-style-name="L7">
      <style:text-properties fo:color="#000000" style:font-name="Calibri3" fo:font-size="11pt" fo:font-weight="normal" officeooo:rsid="00e6346a" fo:background-color="transparent" style:font-name-asian="Calibri3" style:font-name-complex="Calibri3"/>
    </style:style>
    <style:style style:name="P7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10cbcb" fo:background-color="#ffffff" style:font-name-asian="Calibri3" style:font-size-asian="10pt" style:font-weight-asian="bold" style:font-name-complex="Calibri3" style:font-size-complex="10pt" style:font-weight-complex="bold"/>
    </style:style>
    <style:style style:name="P7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839485" fo:background-color="#ffffff" style:font-name-asian="Calibri3" style:font-size-asian="10pt" style:font-weight-asian="bold" style:font-name-complex="Calibri3" style:font-size-complex="10pt" style:font-weight-complex="bold"/>
    </style:style>
    <style:style style:name="P7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4982b" officeooo:paragraph-rsid="0084982b" fo:background-color="#ffffff" style:font-name-asian="Calibri3" style:font-size-asian="10pt" style:font-weight-asian="bold" style:font-name-complex="Calibri3" style:font-size-complex="10pt" style:font-weight-complex="bold"/>
    </style:style>
    <style:style style:name="P73"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39485" officeooo:paragraph-rsid="00839485" fo:background-color="#ffffff" style:font-name-asian="Calibri3" style:font-size-asian="10pt" style:font-weight-asian="bold" style:font-name-complex="Calibri3" style:font-size-complex="10pt" style:font-weight-complex="bold"/>
    </style:style>
    <style:style style:name="P7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51c11" officeooo:paragraph-rsid="00d51c11" fo:background-color="#ffffff" style:font-name-asian="Calibri3" style:font-size-asian="10pt" style:font-weight-asian="bold" style:font-name-complex="Calibri3" style:font-size-complex="10pt" style:font-weight-complex="bold"/>
    </style:style>
    <style:style style:name="P7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adb5d" officeooo:paragraph-rsid="008adb5d" fo:background-color="#ffffff" style:font-name-asian="Calibri3" style:font-size-asian="10pt" style:font-weight-asian="bold" style:font-name-complex="Calibri3" style:font-size-complex="10pt" style:font-weight-complex="bold"/>
    </style:style>
    <style:style style:name="P76"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6a0c3" officeooo:paragraph-rsid="00d6a0c3" fo:background-color="#ffffff" style:font-name-asian="Calibri3" style:font-size-asian="10pt" style:font-weight-asian="bold" style:font-name-complex="Calibri3" style:font-size-complex="10pt" style:font-weight-complex="bold"/>
    </style:style>
    <style:style style:name="P7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588c6" officeooo:paragraph-rsid="008588c6" fo:background-color="#ffffff" style:font-name-asian="Calibri3" style:font-size-asian="10pt" style:font-weight-asian="bold" style:font-name-complex="Calibri3" style:font-size-complex="10pt" style:font-weight-complex="bold"/>
    </style:style>
    <style:style style:name="P7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c7fe6" officeooo:paragraph-rsid="008c7fe6" fo:background-color="#ffffff" style:font-name-asian="Calibri3" style:font-size-asian="10pt" style:font-weight-asian="bold" style:font-name-complex="Calibri3" style:font-size-complex="10pt" style:font-weight-complex="bold"/>
    </style:style>
    <style:style style:name="P7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e3aeb2" officeooo:paragraph-rsid="00e3aeb2" fo:background-color="#ffffff" style:font-name-asian="Calibri3" style:font-size-asian="10pt" style:font-weight-asian="bold" style:font-name-complex="Calibri3" style:font-size-complex="10pt" style:font-weight-complex="bold"/>
    </style:style>
    <style:style style:name="P80"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size-asian="10pt" style:font-weight-asian="normal" style:font-name-complex="Calibri3" style:font-size-complex="10pt" style:font-weight-complex="normal"/>
    </style:style>
    <style:style style:name="P81"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d5738" officeooo:paragraph-rsid="00dd5738" fo:background-color="transparent" style:font-name-asian="Calibri3" style:font-size-asian="10pt" style:font-weight-asian="normal" style:font-name-complex="Calibri3" style:font-size-complex="10pt" style:font-weight-complex="normal"/>
    </style:style>
    <style:style style:name="P8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weight-asian="bold" style:font-name-complex="Calibri3" style:font-weight-complex="bold"/>
    </style:style>
    <style:style style:name="P83"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e8af4" fo:background-color="transparent" style:font-name-asian="Calibri3" style:font-weight-asian="bold" style:font-name-complex="Calibri3" style:font-weight-complex="bold"/>
    </style:style>
    <style:style style:name="P84"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f404d" fo:background-color="transparent" style:font-name-asian="Calibri3" style:font-weight-asian="bold" style:font-name-complex="Calibri3" style:font-weight-complex="bold"/>
    </style:style>
    <style:style style:name="P85"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e8af4" fo:background-color="transparent" style:font-name-asian="Calibri3" style:font-weight-asian="bold" style:font-name-complex="Calibri3" style:font-weight-complex="bold"/>
    </style:style>
    <style:style style:name="P86"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f404d" fo:background-color="transparent" style:font-name-asian="Calibri3" style:font-weight-asian="bold" style:font-name-complex="Calibri3" style:font-weight-complex="bold"/>
    </style:style>
    <style:style style:name="P8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df404d" fo:background-color="transparent" style:font-name-asian="Calibri3" style:font-weight-asian="bold" style:font-name-complex="Calibri3" style:font-weight-complex="bold"/>
    </style:style>
    <style:style style:name="P88"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e05264" fo:background-color="transparent" style:font-name-asian="Calibri3" style:font-weight-asian="bold" style:font-name-complex="Calibri3" style:font-weight-complex="bold"/>
    </style:style>
    <style:style style:name="P89"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05264" officeooo:paragraph-rsid="00e05264" fo:background-color="transparent" style:font-name-asian="Calibri3" style:font-weight-asian="bold" style:font-name-complex="Calibri3" style:font-weight-complex="bold"/>
    </style:style>
    <style:style style:name="P90"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20d50" officeooo:paragraph-rsid="00e20d50" fo:background-color="transparent" style:font-name-asian="Calibri3" style:font-weight-asian="bold" style:font-name-complex="Calibri3" style:font-weight-complex="bold"/>
    </style:style>
    <style:style style:name="P91"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3aeb2" officeooo:paragraph-rsid="00e3aeb2" fo:background-color="transparent" style:font-name-asian="Calibri3" style:font-weight-asian="bold" style:font-name-complex="Calibri3" style:font-weight-complex="bold"/>
    </style:style>
    <style:style style:name="P9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699b" officeooo:paragraph-rsid="00e5699b" fo:background-color="transparent" style:font-name-asian="Calibri3" style:font-weight-asian="bold" style:font-name-complex="Calibri3" style:font-weight-complex="bold"/>
    </style:style>
    <style:style style:name="P93"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94"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9e284" officeooo:paragraph-rsid="000e01be" fo:background-color="#ffffff" style:font-name-asian="Calibri3" style:font-name-complex="Calibri3"/>
    </style:style>
    <style:style style:name="P95"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2445c" officeooo:paragraph-rsid="000e01be" fo:background-color="#ffffff" style:font-name-asian="Calibri3" style:font-name-complex="Calibri3"/>
    </style:style>
    <style:style style:name="P96"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a681fa" officeooo:paragraph-rsid="00a681fa" fo:background-color="#ffffff" style:font-name-asian="Calibri3" style:font-name-complex="Calibri3"/>
    </style:style>
    <style:style style:name="P97"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c8805" officeooo:paragraph-rsid="009c8805" fo:background-color="#ffffff" style:font-name-asian="Calibri3" style:font-name-complex="Calibri3"/>
    </style:style>
    <style:style style:name="P9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e7fdcf" style:font-size-asian="11pt" style:font-weight-asian="normal" style:font-weight-complex="normal"/>
    </style:style>
    <style:style style:name="P9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eea634" officeooo:paragraph-rsid="00eea634" style:font-size-asian="11pt" style:font-weight-asian="normal" style:font-weight-complex="normal"/>
    </style:style>
    <style:style style:name="P100" style:family="paragraph" style:parent-style-name="Standard" style:list-style-name="L6">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101" style:family="paragraph" style:parent-style-name="Standard" style:list-style-name="L7">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2" style:family="paragraph" style:parent-style-name="Standard" style:list-style-name="L8">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3"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transparent" style:font-name-asian="Calibri3" style:font-weight-asian="bold" style:font-name-complex="Calibri3" style:font-weight-complex="bold"/>
    </style:style>
    <style:style style:name="P104"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e6346a" style:font-size-asian="11pt"/>
    </style:style>
    <style:style style:name="P105"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f0c89c" officeooo:paragraph-rsid="00f0c89c" style:font-size-asian="11pt"/>
    </style:style>
    <style:style style:name="P106"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7c02d5" style:font-size-asian="14pt" style:font-weight-asian="bold" style:font-weight-complex="bold"/>
    </style:style>
    <style:style style:name="P107" style:family="paragraph">
      <style:paragraph-properties fo:text-align="cente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3" fo:font-size="11pt" fo:font-weight="normal" fo:background-color="transparent" loext:char-shading-value="0" style:font-name-asian="Calibri3" style:font-size-asian="11pt" style:font-name-complex="Calibri3"/>
    </style:style>
    <style:style style:name="T15" style:family="text">
      <style:text-properties fo:color="#000000" style:font-name="Calibri3" fo:font-size="11pt" fo:font-weight="normal" officeooo:rsid="007c9da1" fo:background-color="transparent" loext:char-shading-value="0" style:font-name-asian="Calibri3" style:font-size-asian="11pt" style:font-name-complex="Calibri3"/>
    </style:style>
    <style:style style:name="T16" style:family="text">
      <style:text-properties fo:color="#000000" style:font-name="Calibri3" fo:font-weight="normal" fo:background-color="#ffffff" loext:char-shading-value="0" style:font-name-asian="Calibri3" style:font-name-complex="Calibri3"/>
    </style:style>
    <style:style style:name="T17" style:family="text">
      <style:text-properties fo:color="#000000" fo:background-color="#ffffff" loext:char-shading-value="0" style:font-weight-asian="normal" style:font-weight-complex="normal"/>
    </style:style>
    <style:style style:name="T18" style:family="text">
      <style:text-properties fo:color="#000000" style:font-name="Calibri2" fo:font-size="11pt" fo:font-weight="normal" fo:background-color="transparent" loext:char-shading-value="0" style:font-name-asian="Calibri3" style:font-size-asian="11pt" style:font-weight-asian="bold" style:font-name-complex="Calibri3" style:font-size-complex="11pt" style:font-weight-complex="bold"/>
    </style:style>
    <style:style style:name="T1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0" style:family="text">
      <style:text-properties style:font-name="Calibri1" fo:font-size="11pt" fo:font-weight="bold" style:font-size-asian="11pt" style:font-weight-asian="bold" style:font-weight-complex="bold"/>
    </style:style>
    <style:style style:name="T21" style:family="text">
      <style:text-properties style:font-name="Calibri1" fo:font-size="11pt" fo:font-weight="bold" officeooo:rsid="00778fd8" style:font-size-asian="11pt" style:font-weight-asian="bold" style:font-weight-complex="bold"/>
    </style:style>
    <style:style style:name="T22" style:family="text">
      <style:text-properties style:font-name="Calibri1" fo:font-size="11pt" fo:font-weight="bold" officeooo:rsid="00a4bb4d" style:font-size-asian="11pt" style:font-weight-asian="bold" style:font-weight-complex="bold"/>
    </style:style>
    <style:style style:name="T23" style:family="text">
      <style:text-properties style:font-weight-asian="bold" style:font-weight-complex="bold"/>
    </style:style>
    <style:style style:name="T24" style:family="text">
      <style:text-properties officeooo:rsid="0076819f"/>
    </style:style>
    <style:style style:name="T25" style:family="text">
      <style:text-properties officeooo:rsid="007b271a"/>
    </style:style>
    <style:style style:name="T26" style:family="text">
      <style:text-properties officeooo:rsid="007e8b3d"/>
    </style:style>
    <style:style style:name="T27" style:family="text">
      <style:text-properties officeooo:rsid="0085ecf7"/>
    </style:style>
    <style:style style:name="T28" style:family="text">
      <style:text-properties officeooo:rsid="008bb788"/>
    </style:style>
    <style:style style:name="T29" style:family="text">
      <style:text-properties officeooo:rsid="00914d1b"/>
    </style:style>
    <style:style style:name="T30" style:family="text">
      <style:text-properties officeooo:rsid="00a31fa1"/>
    </style:style>
    <style:style style:name="T31" style:family="text">
      <style:text-properties officeooo:rsid="00a4bb4d"/>
    </style:style>
    <style:style style:name="T32" style:family="text">
      <style:text-properties officeooo:rsid="00aa0846"/>
    </style:style>
    <style:style style:name="T33" style:family="text">
      <style:text-properties officeooo:rsid="00abb69a"/>
    </style:style>
    <style:style style:name="T34" style:family="text">
      <style:text-properties officeooo:rsid="00b067ed"/>
    </style:style>
    <style:style style:name="T35" style:family="text">
      <style:text-properties officeooo:rsid="00bcc1d0"/>
    </style:style>
    <style:style style:name="T36" style:family="text">
      <style:text-properties officeooo:rsid="00be9d5e"/>
    </style:style>
    <style:style style:name="T37" style:family="text">
      <style:text-properties officeooo:rsid="00bfff59"/>
    </style:style>
    <style:style style:name="T38" style:family="text">
      <style:text-properties officeooo:rsid="00c4684f"/>
    </style:style>
    <style:style style:name="T39" style:family="text">
      <style:text-properties style:font-name="Calibri2" fo:font-size="11pt" style:font-size-asian="11pt" style:font-size-complex="11pt"/>
    </style:style>
    <style:style style:name="T40" style:family="text">
      <style:text-properties fo:font-style="normal" style:font-style-asian="normal" style:font-style-complex="normal"/>
    </style:style>
    <style:style style:name="T41" style:family="text">
      <style:text-properties officeooo:rsid="00cb7959"/>
    </style:style>
    <style:style style:name="T42" style:family="text">
      <style:text-properties fo:font-variant="normal" fo:text-transform="none" style:text-position="0% 100%" fo:font-style="italic" style:text-underline-style="none" fo:font-weight="normal" style:font-style-asian="italic"/>
    </style:style>
    <style:style style:name="T43" style:family="text">
      <style:text-properties fo:font-variant="normal" fo:text-transform="none" style:text-position="0% 100%" style:text-underline-style="none" fo:font-weight="normal"/>
    </style:style>
    <style:style style:name="T44" style:family="text">
      <style:text-properties officeooo:rsid="00d33407"/>
    </style:style>
    <style:style style:name="T45" style:family="text">
      <style:text-properties officeooo:rsid="00d6a0c3"/>
    </style:style>
    <style:style style:name="T46" style:family="text">
      <style:text-properties style:font-weight-asian="normal" style:font-weight-complex="normal"/>
    </style:style>
    <style:style style:name="T47" style:family="text">
      <style:text-properties officeooo:rsid="00af54a9" style:font-weight-asian="normal" style:font-weight-complex="normal"/>
    </style:style>
    <style:style style:name="T48" style:family="text">
      <style:text-properties officeooo:rsid="00de8af4"/>
    </style:style>
    <style:style style:name="T49" style:family="text">
      <style:text-properties officeooo:rsid="00df404d"/>
    </style:style>
    <style:style style:name="T50" style:family="text">
      <style:text-properties officeooo:rsid="00e20d50"/>
    </style:style>
    <style:style style:name="T51" style:family="text">
      <style:text-properties officeooo:rsid="00e7fdcf"/>
    </style:style>
    <style:style style:name="T52" style:family="text">
      <style:text-properties officeooo:rsid="00e81e0d"/>
    </style:style>
    <style:style style:name="T53" style:family="text">
      <style:text-properties officeooo:rsid="00ea7aa3"/>
    </style:style>
    <style:style style:name="T54" style:family="text">
      <style:text-properties officeooo:rsid="00eb380c"/>
    </style:style>
    <style:style style:name="T55" style:family="text">
      <style:text-properties officeooo:rsid="00eb96e1"/>
    </style:style>
    <style:style style:name="T56" style:family="text">
      <style:text-properties officeooo:rsid="00eea634"/>
    </style:style>
    <style:style style:name="T57" style:family="text">
      <style:text-properties officeooo:rsid="00f0c89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GF-0604 Procesamiento de datos geográficos</text:p>
      <text:p text:style-name="P16"/>
      <text:p text:style-name="P16"><text:span text:style-name="T26">Profesor: </text:span>Manuel Vargas Del Valle</text:p>
      <text:p text:style-name="P9">Grupo <text:span text:style-name="T26">1.</text:span> <text:span text:style-name="T26">H</text:span>orario: <text:span text:style-name="T41">lunes de 13 a 16 y jueves de 13 a 16</text:span></text:p>
      <text:p text:style-name="P9">Créditos: <text:span text:style-name="T26">4</text:span></text:p>
      <text:p text:style-name="P9">Requisitos: <text:span text:style-name="T16">GF-0601 Cartografía y Técnicas de Campo o GF-0215 Cartografía Básica;</text:span></text:p>
      <text:p text:style-name="P17">MA-0130 Matemática para Geografía II</text:p>
      <text:p text:style-name="P10">Horas totales semanales: <text:span text:style-name="T53">6</text:span></text:p>
      <text:p text:style-name="P8"><text:span text:style-name="T1"><text:s/></text:span><text:span text:style-name="T14">Correo electrónico: </text:span><text:span text:style-name="T15">mfvargas@gmail.com</text:span></text:p>
      <text:p text:style-name="P11"><text:span text:style-name="T24">I</text:span> ciclo <text:span text:style-name="T24">lectivo</text:span> 20<text:span text:style-name="T25">20</text:span></text:p>
      <text:p text:style-name="P11"/>
      <text:p text:style-name="P14"/>
      <text:p text:style-name="P15">PROGRAMA DEL CURSO</text:p>
      <text:p text:style-name="P12"/>
      <text:p text:style-name="P13">1. DESCRIPCIÓN</text:p>
      <text:p text:style-name="P98">Este es un curso introductorio al procesamiento de datos geográficos mediante el lenguaje de programación R. <text:span text:style-name="T32">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en las que el profesor desarrollará los contenidos y sesiones de laboratorio en las que los estudiantes aplicarán estos contenidos en diversos escenarios de manejo de datos.</text:span></text:p>
      <text:p text:style-name="P98"/>
      <text:p text:style-name="P99">Este curso se gestionará a través de la plataforma Mediación Virtual (<text:a xlink:type="simple" xlink:href="https://mediacionvirtual.ucr.ac.cr/" text:style-name="Internet_20_link" text:visited-style-name="Visited_20_Internet_20_Link">https://mediacionvirtual.ucr.ac.cr/</text:a>) de la Universidad de Costa Rica, en donde está configurado como un curso virtual.</text:p>
      <text:p text:style-name="P4"/>
      <text:p text:style-name="P4"/>
      <text:p text:style-name="P7"><text:span text:style-name="T4">2. OBJETIVOS</text:span> </text:p>
      <text:p text:style-name="P6">Al finalizar el curso, <text:span text:style-name="T33">los estudiantes</text:span> será<text:span text:style-name="T33">n</text:span> capa<text:span text:style-name="T33">ces</text:span> de:</text:p>
      <text:p text:style-name="P6"/>
      <text:list xml:id="list1303587134" text:style-name="L1">
        <text:list-item>
          <text:p text:style-name="P94">Desarrollar programas en el lenguaje de programación R enfocados en el procesamiento de datos geográficos.</text:p>
        </text:list-item>
        <text:list-item>
          <text:p text:style-name="P95">Leer y manipular en R datos geográficos provenientes de diferentes formatos, <text:s/>tanto vectoriales como raster.</text:p>
        </text:list-item>
        <text:list-item>
          <text:p text:style-name="P96">Utilizar R para generar gráficos <text:span text:style-name="T51">y modelos </text:span>estadísticos.</text:p>
        </text:list-item>
        <text:list-item>
          <text:p text:style-name="P97"><text:soft-page-break/>Aplicar los conocimientos de programación <text:span text:style-name="T30">y visualización de datos </text:span>en diversos <text:span text:style-name="T31">escenarios sociales y ambientales.</text:span></text:p>
        </text:list-item>
        <text:list-item>
          <text:p text:style-name="P97">Aprender a utilizar herramientas y protocolos para compartir y documentar programas.</text:p>
        </text:list-item>
      </text:list>
      <text:p text:style-name="P6"/>
      <text:p text:style-name="P5"/>
      <text:p text:style-name="P13">3. CONTENIDO DEL CURSO</text:p>
      <text:p text:style-name="P2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SEMANA</text:p>
          </table:table-cell>
          <table:table-cell table:style-name="Tabla1.A1" office:value-type="string">
            <text:p text:style-name="P27">CONTENIDO</text:p>
          </table:table-cell>
          <table:table-cell table:style-name="Tabla1.A1" office:value-type="string">
            <text:p text:style-name="P27">LECTURA OBLIGATORIA</text:p>
          </table:table-cell>
        </table:table-row>
        <table:table-row table:style-name="Tabla1.1">
          <table:table-cell table:style-name="Tabla1.A2" office:value-type="string">
            <text:p text:style-name="P28">1</text:p>
          </table:table-cell>
          <table:table-cell table:style-name="Tabla1.A2" office:value-type="string">
            <text:list xml:id="list4156733491" text:style-name="L2">
              <text:list-item>
                <text:p text:style-name="P60">Arquitectura de computadoras</text:p>
              </text:list-item>
              <text:list-item>
                <text:p text:style-name="P60">Lenguajes de programación</text:p>
              </text:list-item>
              <text:list-item>
                <text:p text:style-name="P61">Procesamiento de datos geográficos</text:p>
              </text:list-item>
              <text:list-item>
                <text:p text:style-name="P62">Herramientas para desarrollo de software</text:p>
                <text:list>
                  <text:list-item>
                    <text:p text:style-name="P65"><text:span text:style-name="T51">Instalación de l</text:span>a plataforma Anaconda</text:p>
                  </text:list-item>
                </text:list>
              </text:list-item>
            </text:list>
          </table:table-cell>
          <table:table-cell table:style-name="Tabla1.A2" office:value-type="string">
            <text:p text:style-name="P19"><text:reference-mark-start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Singleton &amp; Arribas‐Bel, 2019)<text:reference-mark-end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text:p>
            <text:p text:style-name="P20"/>
            <text:p text:style-name="Standard"><text:reference-mark-start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span text:style-name="T43">(Tutorial sobre Conda: </text:span><text:span text:style-name="T42">Introductory Material: Introduction to Conda</text:span><text:span text:style-name="T43">, s/f)</text:span><text:reference-mark-end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p>
          </table:table-cell>
        </table:table-row>
        <table:table-row table:style-name="Tabla1.1">
          <table:table-cell table:style-name="Tabla1.A2" office:value-type="string">
            <text:p text:style-name="P28">2</text:p>
          </table:table-cell>
          <table:table-cell table:style-name="Tabla1.A2" office:value-type="string">
            <text:list xml:id="list4087846903" text:style-name="L3">
              <text:list-item>
                <text:p text:style-name="P63">Herramientas para desarrollo de software <text:span text:style-name="T29">(continuación)</text:span></text:p>
                <text:list>
                  <text:list-item>
                    <text:p text:style-name="P66">Interfaces de línea de comandos</text:p>
                    <text:list>
                      <text:list-item>
                        <text:p text:style-name="P67">La biblioteca GDAL/OGR para datos geoespaciales</text:p>
                      </text:list-item>
                    </text:list>
                  </text:list-item>
                </text:list>
              </text:list-item>
            </text:list>
          </table:table-cell>
          <table:table-cell table:style-name="Tabla1.A2" office:value-type="string">
            <text:p text:style-name="Standard"><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43">(Tutorial sobre interfaces de línea de comandos: </text:span><text:span text:style-name="T42">Learn the Command Line | Codecademy</text:span><text:span text:style-name="T43">,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Standard"/>
            <text:p text:style-name="Standard"><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ext:p>
          </table:table-cell>
        </table:table-row>
        <table:table-row table:style-name="Tabla1.1">
          <table:table-cell table:style-name="Tabla1.A4" office:value-type="string">
            <text:p text:style-name="P31">3</text:p>
          </table:table-cell>
          <table:table-cell table:style-name="Tabla1.A4" office:value-type="string">
            <text:list xml:id="list154714208902622" text:continue-numbering="true" text:style-name="L3">
              <text:list-item>
                <text:p text:style-name="P64">Herramientas para desarrollo de software <text:span text:style-name="T29">(continuación)</text:span></text:p>
                <text:list>
                  <text:list-item>
                    <text:p text:style-name="P68">El protocolo Git</text:p>
                  </text:list-item>
                  <text:list-item>
                    <text:p text:style-name="P68">La sintaxis Markdown</text:p>
                  </text:list-item>
                </text:list>
              </text:list-item>
            </text:list>
          </table:table-cell>
          <table:table-cell table:style-name="Tabla1.A4"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span text:style-name="T43">(Tutorial sobre Git: </text:span><text:span text:style-name="T42">The Best Git Tutorials</text:span><text:span text:style-name="T43">,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43">(Tutorial sobre Markdown: </text:span><text:span text:style-name="T42">Markdown Tutorial</text:span><text:span text:style-name="T43">,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32">4</text:p>
          </table:table-cell>
          <table:table-cell table:style-name="Tabla1.A2" office:value-type="string">
            <text:list xml:id="list3299882463" text:style-name="L4">
              <text:list-item>
                <text:p text:style-name="P70">El lenguaje de programación R</text:p>
                <text:list>
                  <text:list-item>
                    <text:p text:style-name="P72"><text:span text:style-name="T45">La interfaz de</text:span> RStudio</text:p>
                  </text:list-item>
                  <text:list-item>
                    <text:p text:style-name="P73">Tipos de datos, variables y operadores</text:p>
                  </text:list-item>
                  <text:list-item>
                    <text:p text:style-name="P73">Funciones</text:p>
                  </text:list-item>
                  <text:list-item>
                    <text:p text:style-name="P74">Paquetes</text:p>
                  </text:list-item>
                </text:list>
              </text:list-item>
            </text:list>
          </table:table-cell>
          <table:table-cell table:style-name="Tabla1.A2" office:value-type="string">
            <text:p text:style-name="P19"><text:reference-mark-start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Grolemund &amp; Wickham, 2014, Capítulo 2)<text:reference-mark-end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text:p>
            <text:p text:style-name="Standard"/>
            <text:p text:style-name="P19"><text:reference-mark-start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Grolemund &amp; Wickham, 2014, Capítulo 3)<text:reference-mark-end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text:p>
          </table:table-cell>
        </table:table-row>
        <table:table-row table:style-name="Tabla1.6">
          <table:table-cell table:style-name="Tabla1.A2" table:number-columns-spanned="3" office:value-type="string">
            <text:p text:style-name="P36"/>
            <text:p text:style-name="P36">SEMANA SANTA</text:p>
          </table:table-cell>
          <table:covered-table-cell/>
          <table:covered-table-cell/>
        </table:table-row>
        <table:table-row table:style-name="Tabla1.1">
          <table:table-cell table:style-name="Tabla1.A4" office:value-type="string">
            <text:p text:style-name="P33">5</text:p>
          </table:table-cell>
          <table:table-cell table:style-name="Tabla1.A4" office:value-type="string">
            <text:list xml:id="list154714193122600" text:continue-numbering="true" text:style-name="L4">
              <text:list-item>
                <text:p text:style-name="P75">El lenguaje de programación R <text:span text:style-name="T28">(continuación)</text:span></text:p>
                <text:list>
                  <text:list-item>
                    <text:p text:style-name="P76">Objetos</text:p>
                    <text:list>
                      <text:list-item>
                        <text:p text:style-name="P76">Vectores</text:p>
                      </text:list-item>
                      <text:list-item>
                        <text:p text:style-name="P76">Matrices</text:p>
                      </text:list-item>
                      <text:list-item>
                        <text:p text:style-name="P76">Data Frames</text:p>
                      </text:list-item>
                    </text:list>
                  </text:list-item>
                </text:list>
              </text:list-item>
            </text:list>
          </table:table-cell>
          <table:table-cell table:style-name="Tabla1.A4" office:value-type="string">
            <text:p text:style-name="P19"><text:reference-mark-start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Grolemund &amp; Wickham, 2014, Capítulo 5)<text:reference-mark-end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text:p>
            <text:p text:style-name="Standard"/>
            <text:p text:style-name="P19"><text:reference-mark-start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Wickham &amp; Grolemund, 2017, Capítulo 6)<text:reference-mark-end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text:p>
            <text:p text:style-name="Standard"><text:soft-page-break/></text:p>
            <text:p text:style-name="P19"><text:reference-mark-start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Grolemund &amp; Wickham, 2014, Capítulo 7)<text:reference-mark-end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text:p>
          </table:table-cell>
        </table:table-row>
        <table:table-row table:style-name="Tabla1.1">
          <table:table-cell table:style-name="Tabla1.A4" office:value-type="string">
            <text:p text:style-name="P33">6</text:p>
          </table:table-cell>
          <table:table-cell table:style-name="Tabla1.A4" office:value-type="string">
            <text:list xml:id="list154715255946155" text:continue-numbering="true" text:style-name="L4">
              <text:list-item>
                <text:p text:style-name="P71">El lenguaje de programación R (continuación)</text:p>
                <text:list>
                  <text:list-item>
                    <text:p text:style-name="P77">Condicionales</text:p>
                  </text:list-item>
                  <text:list-item>
                    <text:p text:style-name="P78">Ciclos</text:p>
                  </text:list-item>
                  <text:list-item>
                    <text:p text:style-name="P79">Gráficos</text:p>
                  </text:list-item>
                </text:list>
              </text:list-item>
            </text:list>
          </table:table-cell>
          <table:table-cell table:style-name="Tabla1.A4" office:value-type="string">
            <text:p text:style-name="P19"><text:reference-mark-start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Grolemund &amp; Wickham, 2014, Capítulo 9)<text:reference-mark-end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p>
            <text:p text:style-name="Standard"/>
            <text:p text:style-name="P19"><text:reference-mark-start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Grolemund &amp; Wickham, 2014, Capítulo 11)<text:reference-mark-end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text:p>
          </table:table-cell>
        </table:table-row>
        <table:table-row table:style-name="Tabla1.1">
          <table:table-cell table:style-name="Tabla1.A4" office:value-type="string">
            <text:p text:style-name="P33">7</text:p>
          </table:table-cell>
          <table:table-cell table:style-name="Tabla1.A4" office:value-type="string">
            <text:list xml:id="list2724123984" text:style-name="L5">
              <text:list-item>
                <text:p text:style-name="P80"><text:span text:style-name="T27">D</text:span>atos geográficos en R</text:p>
                <text:list>
                  <text:list-item>
                    <text:p text:style-name="P81">El ecosistema espacial de R</text:p>
                  </text:list-item>
                  <text:list-item>
                    <text:p text:style-name="P80">Datos vectoriales</text:p>
                  </text:list-item>
                  <text:list-item>
                    <text:p text:style-name="P80">Datos raster</text:p>
                  </text:list-item>
                  <text:list-item>
                    <text:p text:style-name="P80">Sistemas espaciales de referencia</text:p>
                  </text:list-item>
                </text:list>
              </text:list-item>
            </text:list>
          </table:table-cell>
          <table:table-cell table:style-name="Tabla1.A4" office:value-type="string">
            <text:p text:style-name="P19"><text:reference-mark-start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Lovelace et al., 2019, Capítulo 1)<text:reference-mark-end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text:p>
            <text:p text:style-name="Standard"/>
            <text:p text:style-name="P19"><text:reference-mark-start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Lovelace et al., 2019, Capítulo 2)<text:reference-mark-end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text:p>
          </table:table-cell>
        </table:table-row>
        <table:table-row table:style-name="Tabla1.1">
          <table:table-cell table:style-name="Tabla1.A4" office:value-type="string">
            <text:p text:style-name="P33">8</text:p>
          </table:table-cell>
          <table:table-cell table:style-name="Tabla1.A4" office:value-type="string">
            <text:list xml:id="list1337176360" text:style-name="L6">
              <text:list-item>
                <text:p text:style-name="P82">Operaciones con atributos</text:p>
                <text:list>
                  <text:list-item>
                    <text:p text:style-name="P82">Manejo de atributos vectoriales</text:p>
                  </text:list-item>
                  <text:list-item>
                    <text:p text:style-name="P82">Manejo de objetos raster</text:p>
                  </text:list-item>
                </text:list>
              </text:list-item>
            </text:list>
          </table:table-cell>
          <table:table-cell table:style-name="Tabla1.A4" office:value-type="string">
            <text:p text:style-name="P19"><text:reference-mark-start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Lovelace et al., 2019, Capítulo 3)<text:reference-mark-end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text:p>
          </table:table-cell>
        </table:table-row>
        <table:table-row table:style-name="Tabla1.1">
          <table:table-cell table:style-name="Tabla1.A4" office:value-type="string">
            <text:p text:style-name="P33">9</text:p>
          </table:table-cell>
          <table:table-cell table:style-name="Tabla1.A4" office:value-type="string">
            <text:list xml:id="list154715178046680" text:continue-numbering="true" text:style-name="L6">
              <text:list-item>
                <text:p text:style-name="P83">Operaciones con <text:span text:style-name="T48">datos espaciales</text:span></text:p>
                <text:list>
                  <text:list-item>
                    <text:p text:style-name="P85">Operaciones con datos vectoriales</text:p>
                  </text:list-item>
                  <text:list-item>
                    <text:p text:style-name="P83"><text:span text:style-name="T48">Operaciones con datos</text:span> raster</text:p>
                  </text:list-item>
                </text:list>
              </text:list-item>
            </text:list>
          </table:table-cell>
          <table:table-cell table:style-name="Tabla1.A4" office:value-type="string">
            <text:p text:style-name="P19"><text:reference-mark-start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Lovelace et al., 2019, Capítulo 4)<text:reference-mark-end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text:p>
          </table:table-cell>
        </table:table-row>
        <table:table-row table:style-name="Tabla1.1">
          <table:table-cell table:style-name="Tabla1.A4" office:value-type="string">
            <text:p text:style-name="P33">10</text:p>
          </table:table-cell>
          <table:table-cell table:style-name="Tabla1.A4" office:value-type="string">
            <text:list xml:id="list154715119151741" text:continue-numbering="true" text:style-name="L6">
              <text:list-item>
                <text:p text:style-name="P83">Operaciones con <text:span text:style-name="T48">geometrías</text:span></text:p>
                <text:list>
                  <text:list-item>
                    <text:p text:style-name="P85">Operaciones con datos vectoriales</text:p>
                  </text:list-item>
                  <text:list-item>
                    <text:p text:style-name="P83"><text:span text:style-name="T48">Operaciones con datos</text:span> raster</text:p>
                  </text:list-item>
                </text:list>
              </text:list-item>
            </text:list>
          </table:table-cell>
          <table:table-cell table:style-name="Tabla1.A4" office:value-type="string">
            <text:p text:style-name="P19"><text:reference-mark-start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Lovelace et al., 2019, Capítulo 5)<text:reference-mark-end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text:p>
          </table:table-cell>
        </table:table-row>
        <table:table-row table:style-name="Tabla1.1">
          <table:table-cell table:style-name="Tabla1.A4" office:value-type="string">
            <text:p text:style-name="P29">1<text:span text:style-name="T37">1</text:span></text:p>
          </table:table-cell>
          <table:table-cell table:style-name="Tabla1.A4" office:value-type="string">
            <text:list xml:id="list154714263344815" text:continue-numbering="true" text:style-name="L6">
              <text:list-item>
                <text:p text:style-name="P87">Reproyección de datos geográficos</text:p>
                <text:list>
                  <text:list-item>
                    <text:p text:style-name="P86"><text:span text:style-name="T49">Reproyección de</text:span> datos vectoriales</text:p>
                  </text:list-item>
                  <text:list-item>
                    <text:p text:style-name="P84"><text:span text:style-name="T49">Reproyección de datos</text:span> raster</text:p>
                  </text:list-item>
                </text:list>
              </text:list-item>
            </text:list>
          </table:table-cell>
          <table:table-cell table:style-name="Tabla1.A4" office:value-type="string">
            <text:p text:style-name="P19"><text:reference-mark-start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Lovelace et al., 2019, Capítulo 6)<text:reference-mark-end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text:p>
          </table:table-cell>
        </table:table-row>
        <table:table-row table:style-name="Tabla1.1">
          <table:table-cell table:style-name="Tabla1.A4" office:value-type="string">
            <text:p text:style-name="P30">1<text:span text:style-name="T37">2</text:span></text:p>
          </table:table-cell>
          <table:table-cell table:style-name="Tabla1.A4" office:value-type="string">
            <text:list xml:id="list154715728892028" text:continue-numbering="true" text:style-name="L6">
              <text:list-item>
                <text:p text:style-name="P89">Lectura y escritura de datos <text:span text:style-name="T50">geográficos</text:span></text:p>
                <text:list>
                  <text:list-item>
                    <text:p text:style-name="P88">Recuperación de datos abiertos</text:p>
                  </text:list-item>
                  <text:list-item>
                    <text:p text:style-name="P89">Servicios web geográficos</text:p>
                  </text:list-item>
                  <text:list-item>
                    <text:p text:style-name="P89">Formatos de archivos</text:p>
                  </text:list-item>
                </text:list>
              </text:list-item>
            </text:list>
          </table:table-cell>
          <table:table-cell table:style-name="Tabla1.A4" office:value-type="string">
            <text:p text:style-name="P19"><text:reference-mark-start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Lovelace et al., 2019, Capítulo 7)<text:reference-mark-end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text:p>
          </table:table-cell>
        </table:table-row>
        <table:table-row table:style-name="Tabla1.1">
          <table:table-cell table:style-name="Tabla1.A4" office:value-type="string">
            <text:p text:style-name="P30">1<text:span text:style-name="T37">3</text:span></text:p>
          </table:table-cell>
          <table:table-cell table:style-name="Tabla1.A4" office:value-type="string">
            <text:list xml:id="list154714759078674" text:continue-numbering="true" text:style-name="L6">
              <text:list-item>
                <text:p text:style-name="P90">Confección de mapas</text:p>
                <text:list>
                  <text:list-item>
                    <text:p text:style-name="P90">Mapas estáticos</text:p>
                  </text:list-item>
                  <text:list-item>
                    <text:p text:style-name="P90">Mapas animados</text:p>
                  </text:list-item>
                  <text:list-item>
                    <text:p text:style-name="P90">Mapas interactivos</text:p>
                  </text:list-item>
                </text:list>
              </text:list-item>
            </text:list>
          </table:table-cell>
          <table:table-cell table:style-name="Tabla1.A4" office:value-type="string">
            <text:p text:style-name="P19"><text:reference-mark-start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Lovelace et al., 2019, Capítulo 8)<text:reference-mark-end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text:p>
          </table:table-cell>
        </table:table-row>
        <table:table-row table:style-name="Tabla1.1">
          <table:table-cell table:style-name="Tabla1.A4" office:value-type="string">
            <text:p text:style-name="P34">14</text:p>
          </table:table-cell>
          <table:table-cell table:style-name="Tabla1.A4" office:value-type="string">
            <text:list xml:id="list154715585892808" text:continue-numbering="true" text:style-name="L6">
              <text:list-item>
                <text:p text:style-name="P91">Enlaces con SIG</text:p>
                <text:list>
                  <text:list-item>
                    <text:p text:style-name="P91">QGIS</text:p>
                  </text:list-item>
                </text:list>
              </text:list-item>
            </text:list>
          </table:table-cell>
          <table:table-cell table:style-name="Tabla1.A4" office:value-type="string">
            <text:p text:style-name="P19"><text:reference-mark-start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Lovelace et al., 2019, Capítulo 9)<text:reference-mark-end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text:p>
          </table:table-cell>
        </table:table-row>
        <table:table-row table:style-name="Tabla1.1">
          <table:table-cell table:style-name="Tabla1.A4" office:value-type="string">
            <text:p text:style-name="P35">15</text:p>
          </table:table-cell>
          <table:table-cell table:style-name="Tabla1.A4" office:value-type="string">
            <text:list xml:id="list154715865074943" text:continue-numbering="true" text:style-name="L6">
              <text:list-item>
                <text:p text:style-name="P92">Aprendizaje estadístico</text:p>
                <text:list>
                  <text:list-item>
                    <text:p text:style-name="P92">Distribuciones de probabilidad</text:p>
                  </text:list-item>
                  <text:list-item>
                    <text:p text:style-name="P93">Regresión</text:p>
                  </text:list-item>
                  <text:list-item>
                    <text:p text:style-name="P100">Modelos</text:p>
                  </text:list-item>
                </text:list>
              </text:list-item>
            </text:list>
          </table:table-cell>
          <table:table-cell table:style-name="Tabla1.A4" office:value-type="string">
            <text:p text:style-name="P19"><text:reference-mark-start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Lovelace et al., 2019, Capítulo 10)<text:reference-mark-end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text:p>
          </table:table-cell>
        </table:table-row>
        <text:soft-page-break/>
        <table:table-row table:style-name="Tabla1.1">
          <table:table-cell table:style-name="Tabla1.A4" office:value-type="string">
            <text:p text:style-name="P35">16</text:p>
          </table:table-cell>
          <table:table-cell table:style-name="Tabla1.A4" office:value-type="string">
            <text:list xml:id="list154715696797432" text:continue-numbering="true" text:style-name="L6">
              <text:list-item>
                <text:p text:style-name="P92">Aprendizaje estadístico (continuación)</text:p>
                <text:list>
                  <text:list-item>
                    <text:p text:style-name="P93">Validación de modelos</text:p>
                  </text:list-item>
                  <text:list-item>
                    <text:p text:style-name="P93">Graficación</text:p>
                  </text:list-item>
                </text:list>
              </text:list-item>
            </text:list>
          </table:table-cell>
          <table:table-cell table:style-name="Tabla1.A4" office:value-type="string">
            <text:p text:style-name="P19"><text:reference-mark-start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Lovelace et al., 2019, Capítulo 10)<text:reference-mark-end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text:p>
          </table:table-cell>
        </table:table-row>
      </table:table>
      <text:p text:style-name="P54"/>
      <text:p text:style-name="P54"/>
      <text:p text:style-name="P55">4. METODOLOGÍA</text:p>
      <text:p text:style-name="P104">Los contenidos serán explicados por el profesor mediante clases magistrales <text:span text:style-name="T57">en línea </text:span>y <text:span text:style-name="T51">puestos en práctica por los estudiantes mediante laboratorios y otras prácticas que desarrollarán de manera remota. Es importante que los estudiantes estudien los materiales asignados previamente a cada lección y dediquen tiempo adicional al de los laboratorios para reforzar los temas cubiertos en estos.</text:span></text:p>
      <text:p text:style-name="P104"/>
      <text:p text:style-name="P105">En las tareas programadas, los estudiantes desarrollarán ejercicios de mayor complejidad que en los laboratorios y enfocados en alguna problemática particular (ej. social o ambiental).</text:p>
      <text:p text:style-name="P37"/>
      <text:p text:style-name="P37"/>
      <text:p text:style-name="P55">5. EVALUACIÓN</text:p>
      <text:p text:style-name="P39">La nota final del curso estará compuesta por:</text:p>
      <text:p text:style-name="P39"/>
      <text:list xml:id="list2203979793" text:style-name="L7">
        <text:list-item>
          <text:p text:style-name="P101">Informes de laboratorios (<text:span text:style-name="T55">40</text:span>%): <text:span text:style-name="T56">se entregarán cada una o dos semanas.</text:span></text:p>
        </text:list-item>
      </text:list>
      <text:list xml:id="list3015108702" text:style-name="L8">
        <text:list-item>
          <text:p text:style-name="P102">Tarea programada 1 (<text:span text:style-name="T54">30</text:span>%): <text:span text:style-name="T56">se entregará, aproximadamente, el 28 de mayo.</text:span></text:p>
        </text:list-item>
      </text:list>
      <text:list xml:id="list154715832535312" text:continue-list="list2203979793" text:style-name="L7">
        <text:list-item>
          <text:p text:style-name="P69">Tarea programada 2 (<text:span text:style-name="T54">30</text:span>%): <text:span text:style-name="T56">se entregará, aproximandamente, el 29 de junio.</text:span></text:p>
        </text:list-item>
      </text:list>
      <text:p text:style-name="P41"/>
      <text:p text:style-name="P38"/>
      <text:p text:style-name="P59"><text:span text:style-name="T22">6</text:span><text:span text:style-name="T20">.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0">geografia@ucr.ac.cr</text:span></text:span></text:a><text:span text:style-name="T20">; o bien, al director de Escuela: <text:s/></text:span><text:a xlink:type="simple" xlink:href="mailto:pascal.girotpignot@ucr.ac.cr" text:style-name="Internet_20_link" text:visited-style-name="Visited_20_Internet_20_Link"><text:span text:style-name="T21">pascal.girotpignot@ucr.ac.cr</text:span></text:a><text:span text:style-name="T21"> </text:span><text:span text:style-name="T20">).</text:span></text:p>
      <text:p text:style-name="P55"/>
      <text:p text:style-name="P57"><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57"><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57"><text:soft-page-break/><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57"><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académico fundamentado en el respeto a la libertad, el trabajo, la igualdad, la equidad, el 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57"><text:span text:style-name="T2">El </text:span><text:span text:style-name="T4">Reglamento del Servicio de Transportes</text:span><text:span text:style-name="T2"> que es aplicable a los miembros de la comunidad universitaria que en sus labores o actividades académicas, usen o controlen los recursos de transporte de la Universidad de Costa Rica. También se cuenta con la </text:span><text:span text:style-name="T4">Normativa para salidas de campo de la Escuela de Geografía.</text:span></text:p>
      <text:p text:style-name="P55">Para casos de emergencias, comunicarse al teléfono: 2511-4911</text:p>
      <text:p text:style-name="P55"/>
      <text:p text:style-name="P55"/>
      <text:p text:style-name="P56"><text:span text:style-name="T52">7</text:span>. BIBLIOGRAFÍA</text:p>
      <text:p text:style-name="P49">Bibliografía obligatoria:</text:p>
      <text:p text:style-name="P50">Grolemund, G., &amp; Wickham, H. (2014). Hands-On Programming with R: Write Your Own Functions And Simulations. O’Reilly Media. <text:span text:style-name="T44">Disponible en </text:span><text:a xlink:type="simple" xlink:href="https://rstudio-education.github.io/hopr/" text:style-name="Internet_20_link" text:visited-style-name="Visited_20_Internet_20_Link"><text:span text:style-name="T44">https://rstudio-education.github.io/hopr/</text:span></text:a></text:p>
      <text:p text:style-name="P50"/>
      <text:p text:style-name="P52"><text:span text:style-name="T46">Lovelace, R., Nowosad, J., &amp; Muenchow, J. (2019). Geocomputation with R (1 edition). Chapman and Hall/CRC. </text:span><text:span text:style-name="T47">Disponible en</text:span><text:span text:style-name="T17"> </text:span><text:a xlink:type="simple" xlink:href="https://geocompr.robinlovelace.net/" text:style-name="Internet_20_link" text:visited-style-name="Visited_20_Internet_20_Link"><text:span text:style-name="T46">https://geocompr.robinlovelace.net/</text:span></text:a></text:p>
      <text:p text:style-name="P42"/>
      <text:p text:style-name="P53"><text:span text:style-name="T18">Singleton, A., &amp; Arribas‐Bel, D. (2019). Geographic Data Science. Geographical Analysis, gean.12194. </text:span><text:a xlink:type="simple" xlink:href="https://doi.org/10.1111/gean.12194" text:style-name="Internet_20_link" text:visited-style-name="Visited_20_Internet_20_Link"><text:span text:style-name="T39">https://doi.org/10.1111/gean.12194</text:span></text:a></text:p>
      <text:p text:style-name="P40"/>
      <text:p text:style-name="P40"/>
      <text:p text:style-name="P40"/>
      <text:p text:style-name="P40"/>
      <text:p text:style-name="P58"><text:soft-page-break/><text:span text:style-name="T3">Bibliografía complementaria:</text:span><text:span text:style-name="T23"> </text:span></text:p>
      <text:p text:style-name="P51">Adler, J. (2012). R in a Nutshell: A Desktop Quick Reference (Second edition). O’Reilly Media. <text:span text:style-name="T38">Disponible en </text:span><text:a xlink:type="simple" xlink:href="http://guianaplants.stir.ac.uk/seminar/resources/R_in_a_Nutshell_Second_Edition.pdf" text:style-name="Internet_20_link" text:visited-style-name="Visited_20_Internet_20_Link"><text:span text:style-name="T38">http://guianaplants.stir.ac.uk/seminar/resources/R_in_a_Nutshell_Second_Edition.pdf</text:span></text:a></text:p>
      <text:p text:style-name="P51"/>
      <text:p text:style-name="P44">Gillespie, C., &amp; Lovelace, R. (2017). Efficient R Programming (1 edition). O’Reilly Media. <text:span text:style-name="T36">Disponible en </text:span><text:a xlink:type="simple" xlink:href="https://csgillespie.github.io/efficientR/" text:style-name="Internet_20_link" text:visited-style-name="Visited_20_Internet_20_Link"><text:span text:style-name="T36">https://csgillespie.github.io/efficientR/</text:span></text:a></text:p>
      <text:p text:style-name="P44"/>
      <text:p text:style-name="P44">Long, J. D., &amp; Teetor, P. (2019). R Cookbook: Proven Recipes for Data Analysis, Statistics, and Graphics (2 edition). O’Reilly Media. <text:span text:style-name="T36">Disponible en </text:span><text:a xlink:type="simple" xlink:href="https://rc2e.com/" text:style-name="Internet_20_link" text:visited-style-name="Visited_20_Internet_20_Link"><text:span text:style-name="T36">https://rc2e.com/</text:span></text:a></text:p>
      <text:p text:style-name="P44"/>
      <text:p text:style-name="P45">Mas, J-F. (2018). Análisis espacial con R: Usa R como un Sistema de Información Geográfica. European Scientific Institute. <text:span text:style-name="T35">Disponible en </text:span><text:a xlink:type="simple" xlink:href="http://eujournal.org/files/journals/1/books/JeanFrancoisMas.pdf" text:style-name="Internet_20_link" text:visited-style-name="Visited_20_Internet_20_Link"><text:span text:style-name="T35">http://eujournal.org/files/journals/1/books/JeanFrancoisMas.pdf</text:span></text:a></text:p>
      <text:p text:style-name="P44"/>
      <text:p text:style-name="P44">Olaya, V. (2016). Sistemas de Información Geográfica. CreateSpace Independent Publishing Platform. <text:span text:style-name="T34">Disponible en </text:span><text:a xlink:type="simple" xlink:href="https://volaya.github.io/libro-sig/" text:style-name="Internet_20_link" text:visited-style-name="Visited_20_Internet_20_Link"><text:span text:style-name="T34">https://volaya.github.io/libro-sig/</text:span></text:a></text:p>
      <text:p text:style-name="P44"/>
      <text:p text:style-name="P44">Wickham, H., &amp; Grolemund, G. (2017). R for Data Science: Import, Tidy, Transform, Visualize, and Model Data (1 edition). O’Reilly Media. <text:span text:style-name="T36">Disponible en </text:span><text:a xlink:type="simple" xlink:href="https://r4ds.had.co.nz/" text:style-name="Internet_20_link" text:visited-style-name="Visited_20_Internet_20_Link"><text:span text:style-name="T36">https://r4ds.had.co.nz/</text:span></text:a><text:span text:style-name="T36"> </text:span></text:p>
      <text:p text:style-name="P44"/>
      <text:p text:style-name="P44"/>
      <text:p text:style-name="P48">Tutoriales:</text:p>
      <text:p text:style-name="P43"><text:span text:style-name="T40">Free Online Course—Introduction to GIS in R. </text:span>(s/f). Atlan. Recuperado el 2 de marzo de 2020, de <text:a xlink:type="simple" xlink:href="https://atlan.com/courses/introduction-to-gis-r/overview/" text:style-name="Internet_20_link" text:visited-style-name="Visited_20_Internet_20_Link">https://atlan.com/courses/introduction-to-gis-r/overview/</text:a></text:p>
      <text:p text:style-name="P43"/>
      <text:p text:style-name="P43">Introductory Material: Introduction to Conda. (s/f). Recuperado el 1 de marzo de 2020, de <text:a xlink:type="simple" xlink:href="https://geohackweek.github.io/Introductory/01-conda-tutorial/" text:style-name="Internet_20_link" text:visited-style-name="Visited_20_Internet_20_Link">https://geohackweek.github.io/Introductory/01-conda-tutorial/</text:a></text:p>
      <text:p text:style-name="P43"/>
      <text:p text:style-name="P43">Learn the Command Line | Codecademy. (s/f). Recuperado el 1 de marzo de 2020, de <text:a xlink:type="simple" xlink:href="https://www.codecademy.com/learn/learn-the-command-line" text:style-name="Internet_20_link" text:visited-style-name="Visited_20_Internet_20_Link">https://www.codecademy.com/learn/learn-the-command-line</text:a></text:p>
      <text:p text:style-name="P43"/>
      <text:p text:style-name="P43">Markdown Tutorial. (s/f). Recuperado el 1 de marzo de 2020, de <text:a xlink:type="simple" xlink:href="https://www.markdowntutorial.com/" text:style-name="Internet_20_link" text:visited-style-name="Visited_20_Internet_20_Link">https://www.markdowntutorial.com/</text:a></text:p>
      <text:p text:style-name="P44"/>
      <text:p text:style-name="P46">Miksch, J. (s/f). GDAL/OGR - Automated Geodata Processing. Jakob Miksch. Recuperado el 1 de marzo de 2020, de <text:a xlink:type="simple" xlink:href="https://jakobmiksch.eu/post/gdal_ogr/" text:style-name="Internet_20_link" text:visited-style-name="Visited_20_Internet_20_Link">https://jakobmiksch.eu/post/gdal_ogr/</text:a> </text:p>
      <text:p text:style-name="P46"/>
      <text:p text:style-name="P46"><text:soft-page-break/>R for Social Scientists. (s/f). Recuperado el 1 de marzo de 2020, de <text:a xlink:type="simple" xlink:href="https://datacarpentry.org/r-socialsci/" text:style-name="Internet_20_link" text:visited-style-name="Visited_20_Internet_20_Link">https://datacarpentry.org/r-socialsci/</text:a> </text:p>
      <text:p text:style-name="P46"/>
      <text:p text:style-name="P47">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47"/>
      <text:p text:style-name="P47">Walum, H. (s/f). Teacups, giraffes, &amp; statistics. Recuperado el 2 de marzo de 2020, de <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6"><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7</text:page-number></text:span><text:span text:style-name="MT1"><text:s/>de </text:span><text:span text:style-name="MT1"><text:page-count>7</text:page-count></text:span></text:p>
              <text:p text:style-name="MP1"/>
            </table:table-cell>
            <table:table-cell table:style-name="Tabla3.A1" office:value-type="string">
              <text:p text:style-name="MP3"><draw:frame text:anchor-type="paragraph" draw:z-index="27"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20"><draw:image xlink:href="Pictures/10000000000001EA000001AD870E727B8B313BB2.png" xlink:type="simple" xlink:show="embed" xlink:actuate="onLoad" loext:mime-type="image/png"/></draw:frame><draw:line text:anchor-type="paragraph" draw:z-index="13"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0-04-15T15:47:13.619432850</dc:date>
    <meta:editing-duration>PT23H14M6S</meta:editing-duration>
    <meta:editing-cycles>144</meta:editing-cycles>
    <meta:generator>LibreOffice/6.0.7.3$Linux_X86_64 LibreOffice_project/00m0$Build-3</meta:generator>
    <meta:document-statistic meta:table-count="2" meta:image-count="2" meta:object-count="0" meta:page-count="7" meta:paragraph-count="166" meta:word-count="1512" meta:character-count="10533" meta:non-whitespace-character-count="9242"/>
    <meta:user-defined meta:name="ZOTERO_PREF_1">&lt;data data-version="3" zotero-version="5.0.84"&gt;&lt;session id="ZKBfr3eG"/&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